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2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1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03b8f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03b8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03b8f" style:font-name="arial" style:font-size-asian="11pt" style:font-size-complex="11pt"/>
    </style:style>
    <style:style style:family="paragraph" style:name="P5" style:parent-style-name="Standard">
      <style:text-properties officeooo:paragraph-rsid="00003b8f" style:font-name="arial"/>
    </style:style>
    <style:style style:family="paragraph" style:name="P6" style:parent-style-name="UrbanBody">
      <style:text-properties style:font-name="arial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03b8f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UrbanBody">
      <style:text-properties fo:font-size="11pt" style:font-name="arial" style:font-size-asian="11pt" style:font-size-complex="11pt"/>
    </style:style>
    <style:style style:family="paragraph" style:name="P9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03b8f" style:font-name="Arial" style:font-size-asian="10pt" style:font-size-complex="10pt"/>
    </style:style>
    <style:style style:family="paragraph" style:name="P10" style:parent-style-name="UrbanTitle">
      <style:text-properties style:font-name="arial" style:text-underline-style="none"/>
    </style:style>
    <style:style style:family="paragraph" style:name="P11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6">
      <style:text-properties fo:font-size="11pt" fo:font-style="normal" fo:font-weight="normal" officeooo:rsid="0084aa93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7">
      <style:text-properties fo:font-size="11pt" fo:font-style="normal" fo:font-weight="normal" officeooo:rsid="0084aa93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8">
      <style:text-properties fo:country="FR" fo:font-size="10pt" fo:font-style="normal" fo:font-weight="normal" fo:language="fr" fo:letter-spacing="normal" fo:text-shadow="none" style:country-asian="none" style:country-complex="none" style:font-name="DejaVu Sans2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0">
      <style:text-properties fo:country="BE" fo:font-size="10pt" fo:font-style="normal" fo:font-weight="normal" fo:language="fr" fo:letter-spacing="normal" fo:text-shadow="none" style:country-asian="none" style:country-complex="none" style:font-name="DejaVu Sans2" style:font-name-asian="DejaVu Sans1" style:font-name-complex="DejaVu Sans1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1">do text</text:p><text:p text:style-name="P11">from document(at=header, format='odt')</text:p></office:annotation><text:span text:style-name="T2">Import depuis header.odt</text:span></text:p>
          </table:table-cell>
          <table:table-cell office:value-type="string" table:style-name="Tableau1.A1">
            <text:p text:style-name="P9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2"><text:span text:style-name="T6"><text:conditional-text text:condition="ooow:&quot;view.do_mailing()&quot;" text:string-value-if-false="" text:string-value-if-true="&quot;mailed_data.getSignaletic()&quot;">mailed_data.getSignaletic()</text:conditional-text></text:span><text:span text:style-name="T7"><text:s/></text:span><text:span text:style-name="T6"><text:conditional-text text:condition="ooow:&quot;view.do_mailing()&quot;" text:string-value-if-false="" text:string-value-if-true="&quot;None&quot;">None</text:conditional-text></text:span><text:span text:style-name="T7"><text:s/></text:span><text:span text:style-name="T6"><text:conditional-text text:condition="ooow:&quot;view.do_mailing()&quot;" text:string-value-if-false="" text:string-value-if-true="&quot;None&quot;">None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street&quot;">mailed_data.street</text:conditional-text></text:span><text:span text:style-name="T6">, </text:span><text:span text:style-name="T6"><text:conditional-text text:condition="ooow:&quot;view.do_mailing()&quot;" text:string-value-if-false="" text:string-value-if-true="&quot;mailed_data.number&quot;">mailed_data.number</text:conditional-text></text:span><text:span text:style-name="T7"><text:line-break/></text:span><text:span text:style-name="T6"><text:conditional-text text:condition="ooow:&quot;view.do_mailing()&quot;" text:string-value-if-false="" text:string-value-if-true="&quot;mailed_data.zipcode&quot;">mailed_data.zipcode</text:conditional-text></text:span><text:span text:style-name="T6"> </text:span><text:span text:style-name="T6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5"/>
      <text:p text:style-name="P10">Transmis de la décision concernant un certificat d'urbanisme n°2</text:p>
      <text:p text:style-name="P6"/>
      <text:p text:style-name="P8"/>
      <text:p text:style-name="P8"/>
      <text:p text:style-name="P8"><office:annotation><dc:creator>Gauthier Bastien</dc:creator><dc:date>2011-02-16T16:12:24</dc:date><text:p text:style-name="P11">do text if len(self.getApplicants()) &gt; 1</text:p></office:annotation><text:span text:style-name="T3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1">do text if not len(self.getApplicants()) &gt; 1</text:p></office:annotation><text:span text:style-name="T3">Demandeur :</text:span> <text:text-input text:description="Demandeurs">self.getApplicantsSignaletic()</text:text-input></text:p>
      <text:p text:style-name="P8"><text:span text:style-name="T3">Objet :</text:span> <text:text-input text:description="Objet des travaux">self.getLicenceSubject()</text:text-input></text:p>
      <text:p text:style-name="P8"><text:span text:style-name="T3">Situation :</text:span> <text:text-input text:description="Situation des travaux">self.getWorkLocationSignaletic()</text:text-input></text:p>
      <text:p text:style-name="P8"><text:span text:style-name="T3">Référence cadastrale</text:span> : <text:text-input text:description="Parcelles">licence_view.get_parcels()</text:text-input></text:p>
      <text:p text:style-name="P8"/>
      <text:p text:style-name="P8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8"/>
      <text:p text:style-name="P8">Suite à votre réclamation lors de l’enquête publique relative au dossier repris ci-dessus, j’ai l’honneur de vous faire parvenir, en annexe, la décision du Collège Communal, prise en séance du <text:text-input text:description="Date de la décision">tool.formatDate(urbanEventObj.getDecisionDate())</text:text-input><text:s/>concernant le certificat d’urbanisme n°2 de <text:text-input text:description="Demandeurs">self.getApplicantsSignaletic()</text:text-input>.</text:p>
      <text:p text:style-name="P8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8"/>
      <text:p text:style-name="P8"/>
      <text:p text:style-name="P8"><office:annotation><dc:creator>Gauthier Bastien</dc:creator><dc:date>2011-01-13T14:56:41</dc:date><text:p text:style-name="P11">do text</text:p><text:p text:style-name="P11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2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margin-top="0cm" fo:margin-bottom="0cm" loext:contextual-spacing="false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 style:language-asian="fr" style:country-asian="F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 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08.435413766</dc:date>
    <dc:language>fr-FR</dc:language>
    <meta:editing-cycles>149</meta:editing-cycles>
    <meta:editing-duration>P2DT7H48M35S</meta:editing-duration>
    <meta:document-statistic meta:table-count="1" meta:image-count="0" meta:object-count="0" meta:page-count="1" meta:paragraph-count="14" meta:word-count="115" meta:character-count="1044" meta:non-whitespace-character-count="962"/>
    <meta:user-defined meta:name="Info 1"/>
    <meta:user-defined meta:name="Info 2"/>
    <meta:user-defined meta:name="Info 3"/>
    <meta:user-defined meta:name="Info 4"/>
  </office:meta>
</office:document-meta>
</file>